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000000" draw:textarea-horizontal-align="justify" draw:textarea-vertical-align="middle" draw:auto-grow-height="false" fo:min-height="3.11cm" fo:min-width="2.86cm"/>
      <style:paragraph-properties style:writing-mode="lr-tb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3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a6a6" draw:textarea-horizontal-align="justify" draw:textarea-vertical-align="middle" draw:auto-grow-height="false" fo:min-height="2.226cm" fo:min-width="2.506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d428" draw:textarea-horizontal-align="justify" draw:textarea-vertical-align="middle" draw:auto-grow-height="false" fo:min-height="2.226cm" fo:min-width="2.506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2.226cm" fo:min-width="2.506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81d41a" draw:textarea-horizontal-align="justify" draw:textarea-vertical-align="middle" draw:auto-grow-height="false" fo:min-height="2.226cm" fo:min-width="2.506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-color="#ffa6a6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d428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-color="#e8f2a1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-color="#81d41a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75cm" svg:height="4.75cm" svg:x="8.5cm" svg:y="10cm">
          <text:p text:style-name="P1"><text:span text:style-name="T1">@Aitor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5cm" svg:y1="12.5cm" svg:x2="15.25cm" svg:y2="12.5cm">
          <text:p/>
        </draw:line>
        <draw:line draw:style-name="gr3" draw:text-style-name="P3" draw:layer="layout" svg:x1="10cm" svg:y1="15.25cm" svg:x2="10cm" svg:y2="16.75cm">
          <text:p/>
        </draw:line>
        <draw:line draw:style-name="gr4" draw:text-style-name="P3" draw:layer="layout" svg:x1="8cm" svg:y1="12.5cm" svg:x2="6.5cm" svg:y2="12.5cm">
          <text:p/>
        </draw:line>
        <draw:line draw:style-name="gr5" draw:text-style-name="P3" draw:layer="layout" svg:x1="11.5cm" svg:y1="9.75cm" svg:x2="11.5cm" svg:y2="8cm">
          <text:p/>
        </draw:line>
        <draw:line draw:style-name="gr5" draw:text-style-name="P3" draw:layer="layout" svg:x1="10cm" svg:y1="9.75cm" svg:x2="10cm" svg:y2="8cm">
          <text:p/>
        </draw:line>
        <draw:line draw:style-name="gr3" draw:text-style-name="P3" draw:layer="layout" svg:x1="11.75cm" svg:y1="15.25cm" svg:x2="11.75cm" svg:y2="16.75cm">
          <text:p/>
        </draw:line>
        <draw:custom-shape draw:style-name="gr6" draw:text-style-name="P5" draw:layer="layout" svg:width="4.25cm" svg:height="3.5cm" svg:x="8.75cm" svg:y="4cm">
          <text:p text:style-name="P4"><text:span text:style-name="T2">PYTHON</text:span></text:p>
          <text:p text:style-name="P4"><text:span text:style-name="T2">MYSQ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4.25cm" svg:height="3.5cm" svg:x="8.75cm" svg:y="17cm">
          <text:p text:style-name="P4"><text:span text:style-name="T2">SCIKIT - LEA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.25cm" svg:height="3.5cm" svg:x="1.5cm" svg:y="10.75cm">
          <text:p text:style-name="P4"><text:span text:style-name="T2">PANDAS</text:span></text:p>
          <text:p text:style-name="P4"><text:span text:style-name="T2">NUM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4.25cm" svg:height="3.5cm" svg:x="15.5cm" svg:y="10.75cm">
          <text:p text:style-name="P4"><text:span text:style-name="T2">POWER B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4T00:25:32.101000000</meta:creation-date>
    <dc:date>2023-04-14T00:36:30.484000000</dc:date>
    <meta:editing-duration>PT10M58S</meta:editing-duration>
    <meta:editing-cycles>1</meta:editing-cycles>
    <meta:document-statistic meta:object-count="11"/>
    <meta:generator>LibreOffice/7.5.2.2$Windows_X86_64 LibreOffice_project/53bb9681a964705cf672590721dbc85eb4d0c3a2</meta:generator>
  </office:meta>
</office:document-meta>
</file>